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, Menlo, Monaco, 'Lucida Console', 'Liberation Mono', 'DejaVu Sans Mono', 'Bitstream Vera Sans Mono', 'Courier New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b6557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Consolas" fo:font-size="12pt" fo:letter-spacing="normal" fo:font-style="normal" fo:font-weight="normal" officeooo:paragraph-rsid="001b6557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Consolas" fo:font-size="12pt" fo:letter-spacing="normal" fo:font-style="normal" fo:font-weight="normal" officeooo:rsid="001e8f5f" officeooo:paragraph-rsid="001e8f5f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Consolas" fo:font-size="12pt" fo:letter-spacing="normal" fo:font-style="normal" fo:font-weight="normal" officeooo:rsid="001e8f5f" officeooo:paragraph-rsid="001eb016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officeooo:rsid="001eb016" officeooo:paragraph-rsid="001eb016"/>
    </style:style>
    <style:style style:name="T1" style:family="text">
      <style:text-properties fo:font-variant="normal" fo:text-transform="none" fo:color="#3657b5" loext:opacity="100%" style:font-name="Consolas" fo:font-size="12pt" fo:letter-spacing="normal" fo:font-style="normal" fo:font-weight="normal"/>
    </style:style>
    <style:style style:name="T2" style:family="text">
      <style:text-properties fo:font-variant="normal" fo:text-transform="none" fo:color="#3657b5" loext:opacity="100%" fo:letter-spacing="normal"/>
    </style:style>
    <style:style style:name="T3" style:family="text">
      <style:text-properties fo:font-variant="normal" fo:text-transform="none" style:font-name="Consolas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- &lt;local data folder path&gt;</text:span><text:span text:style-name="T3">:/usr/share/elasticsearch/data</text:span></text:p>
      <text:p text:style-name="P1"><text:span text:style-name="T1">- &lt;local logs folder path&gt;</text:span><text:span text:style-name="T3">:/usr/share/elasticsearch/logs</text:span></text:p>
      <text:p text:style-name="P1"><text:span text:style-name="T1">- &lt;local elasticsearch.yml&gt;</text:span><text:span text:style-name="T3">:</text:span></text:p>
      <text:p text:style-name="P1"><text:span text:style-name="T3">/usr/share/elasticsearch/config/elasticsearch</text:span><text:span text:style-name="T1">.yml</text:span></text:p>
      <text:p text:style-name="P1"><text:span text:style-name="T1">- &lt;local log4j2.properties&gt;</text:span><text:span text:style-name="T3">:</text:span></text:p>
      <text:p text:style-name="P1"><text:span text:style-name="T3">/usr/share/elasticsearch/config/log4j2</text:span><text:span text:style-name="T1">.properties</text:span></text:p>
      <text:p text:style-name="P1"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, Menlo, Monaco, 'Lucida Console', 'Liberation Mono', 'DejaVu Sans Mono', 'Bitstream Vera Sans Mono', 'Courier New'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8T22:02:23.244336782</meta:creation-date>
    <dc:date>2024-07-28T22:31:54.220634452</dc:date>
    <meta:editing-duration>PT29M30S</meta:editing-duration>
    <meta:editing-cycles>5</meta:editing-cycles>
    <meta:generator>LibreOffice/24.2.5.2$Linux_X86_64 LibreOffice_project/420$Build-2</meta:generator>
    <meta:document-statistic meta:table-count="0" meta:image-count="0" meta:object-count="0" meta:page-count="1" meta:paragraph-count="6" meta:word-count="18" meta:character-count="266" meta:non-whitespace-character-count="254"/>
  </office:meta>
</office:document-meta>
</file>